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80000019002E45C731BF71051.png" manifest:media-type="image/png"/>
  <manifest:file-entry manifest:full-path="Pictures/1000000000000220000002D214379CBB3CE2C787.png" manifest:media-type="image/png"/>
  <manifest:file-entry manifest:full-path="Pictures/10000000000000EE000003232CA01F9E268475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7.144cm" fo:min-width="6.64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779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8.644cm" fo:min-width="6.07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699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9.644cm" fo:min-width="7.14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5.644cm" fo:min-width="5.89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144cm" fo:min-width="6.394cm" fo:padding-top="0.178cm" fo:padding-bottom="0.178cm" fo:padding-left="0.303cm" fo:padding-right="0.303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1.394cm" fo:min-width="9.8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9.394cm" fo:min-width="9.89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644cm" fo:min-width="9.89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Helvetica" fo:font-size="22pt"/>
    </style:style>
    <style:style style:name="P3" style:family="paragraph">
      <loext:graphic-properties draw:fill="none" draw:fill-color="#ffffff"/>
      <style:paragraph-properties style:writing-mode="lr-tb"/>
      <style:text-properties style:font-name="Helvetica" fo:font-size="22pt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style:text-properties style:font-name="Helvetica"/>
    </style:style>
    <style:style style:name="P7" style:family="paragraph">
      <loext:graphic-properties draw:fill="none" draw:fill-color="#ffffff"/>
      <style:paragraph-properties style:writing-mode="lr-tb"/>
      <style:text-properties style:font-name="Helvetica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22pt" style:font-size-complex="22pt"/>
    </style:style>
    <style:style style:name="T3" style:family="text">
      <style:text-properties style:font-name="Helvetica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Helvetica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92cm" svg:height="19.102cm" svg:x="3.108cm" svg:y="5.148cm">
          <draw:image xlink:href="Pictures/1000000000000220000002D214379CBB3CE2C787.png" xlink:type="simple" xlink:show="embed" xlink:actuate="onLoad" draw:mime-type="image/png">
            <text:p/>
          </draw:image>
        </draw:frame>
        <draw:custom-shape draw:style-name="gr2" draw:text-style-name="P1" draw:layer="layout" svg:width="7.25cm" svg:height="7.5cm" svg:x="3.25cm" svg:y="16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25cm" svg:height="2.029cm" svg:x="2.75cm" svg:y="24.5cm">
          <draw:text-box>
            <text:p text:style-name="P2">USB – Comm./alim</text:p>
          </draw:text-box>
        </draw:frame>
        <draw:custom-shape draw:style-name="gr4" draw:text-style-name="P1" draw:layer="layout" svg:width="6.676cm" svg:height="9cm" draw:transform="skewX (0.0165806278939461) rotate (0.0183259571459405) translate (10.817cm 15.3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8cm" svg:height="2.029cm" svg:x="11cm" svg:y="24.5cm">
          <draw:text-box>
            <text:p text:style-name="P2"><text:span text:style-name="T1">Config</text:span>/Capteur de <text:span text:style-name="T2">pression</text:span></text:p>
          </draw:text-box>
        </draw:frame>
        <draw:custom-shape draw:style-name="gr6" draw:text-style-name="P1" draw:layer="layout" svg:width="7.75cm" svg:height="10cm" svg:x="9.75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cm" svg:height="1.987cm" svg:x="10cm" svg:y="3.75cm">
          <draw:text-box>
            <text:p text:style-name="P4">Gestion <text:span text:style-name="T1">batterie</text:span>/Alim</text:p>
          </draw:text-box>
        </draw:frame>
        <draw:custom-shape draw:style-name="gr8" draw:text-style-name="P1" draw:layer="layout" svg:width="6.5cm" svg:height="6cm" svg:x="3.25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cm" svg:height="1.5cm" svg:x="3.25cm" svg:y="3.75cm">
          <draw:text-box>
            <text:p text:style-name="P4"><text:span text:style-name="T3">Carte S</text:span>D</text:p>
          </draw:text-box>
        </draw:frame>
        <draw:frame draw:style-name="gr1" draw:text-style-name="P1" draw:layer="layout" svg:width="12.731cm" svg:height="9.5cm" svg:x="18.519cm" svg:y="5cm">
          <draw:image xlink:href="Pictures/10000000000002180000019002E45C731BF71051.png" xlink:type="simple" xlink:show="embed" xlink:actuate="onLoad" draw:mime-type="image/png">
            <text:p/>
          </draw:image>
        </draw:frame>
        <draw:frame draw:style-name="gr10" draw:text-style-name="P7" draw:layer="layout" svg:width="7cm" svg:height="1.517cm" svg:x="7cm" svg:y="1.75cm">
          <draw:text-box>
            <text:p text:style-name="P6"><text:span text:style-name="T4">TOP</text:span></text:p>
          </draw:text-box>
        </draw:frame>
        <draw:frame draw:style-name="gr10" draw:text-style-name="P8" draw:layer="layout" svg:width="7cm" svg:height="1.517cm" svg:x="21.75cm" svg:y="1.733cm">
          <draw:text-box>
            <text:p><text:span text:style-name="T5">Bottom</text:span></text:p>
          </draw:text-box>
        </draw:frame>
        <draw:custom-shape draw:style-name="gr11" draw:text-style-name="P1" draw:layer="layout" svg:width="7cm" svg:height="3.5cm" svg:x="21.25cm" svg:y="8.7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cm" svg:height="1.5cm" svg:x="21.25cm" svg:y="14.75cm">
          <draw:text-box>
            <text:p text:style-name="P4">Alim 3.3 to 5V</text:p>
          </draw:text-box>
        </draw:frame>
      </draw:page>
      <draw:page draw:name="page2" draw:style-name="dp1" draw:master-page-name="Standard">
        <draw:frame draw:style-name="gr12" draw:text-style-name="P9" draw:layer="layout" svg:width="10.546cm" svg:height="35.586cm" svg:x="16.25cm" svg:y="4.164cm">
          <draw:image xlink:href="Pictures/10000000000000EE000003232CA01F9E2684752D.png" xlink:type="simple" xlink:show="embed" xlink:actuate="onLoad" draw:mime-type="image/png">
            <text:p/>
          </draw:image>
        </draw:frame>
        <draw:custom-shape draw:style-name="gr13" draw:text-style-name="P1" draw:layer="layout" svg:width="10.5cm" svg:height="11.75cm" svg:x="16.25cm" svg:y="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cm" svg:height="2.029cm" svg:x="17.5cm" svg:y="39.971cm">
          <draw:text-box>
            <text:p text:style-name="P2">MCU, Oscillateur, signaux</text:p>
          </draw:text-box>
        </draw:frame>
        <draw:custom-shape draw:style-name="gr14" draw:text-style-name="P1" draw:layer="layout" svg:width="10.5cm" svg:height="19.75cm" svg:x="16.2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cm" svg:height="1.949cm" svg:x="26.75cm" svg:y="5.551cm">
          <draw:text-box>
            <text:p text:style-name="P2">LED, Drivers</text:p>
          </draw:text-box>
        </draw:frame>
        <draw:frame draw:style-name="gr5" draw:text-style-name="P3" draw:layer="layout" svg:width="8cm" svg:height="1.949cm" svg:x="26.75cm" svg:y="24.051cm">
          <draw:text-box>
            <text:p text:style-name="P2">Centrale inertielle</text:p>
          </draw:text-box>
        </draw:frame>
        <draw:custom-shape draw:style-name="gr15" draw:text-style-name="P1" draw:layer="layout" svg:width="10.5cm" svg:height="4cm" svg:x="16.25cm" svg:y="4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5cm" svg:height="19.75cm" svg:x="16.25cm" svg:y="8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36:49.408000000</meta:creation-date>
    <dc:date>2023-06-13T15:58:06.537000000</dc:date>
    <meta:editing-duration>PT21M1S</meta:editing-duration>
    <meta:editing-cycles>6</meta:editing-cycles>
    <meta:generator>LibreOffice/7.3.1.3$Windows_X86_64 LibreOffice_project/a69ca51ded25f3eefd52d7bf9a5fad8c90b87951</meta:generator>
    <meta:document-statistic meta:object-count="22"/>
  </office:meta>
</office:document-meta>
</file>